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04" table:style-name="ta1">
        <table:shapes>
          <draw:frame draw:z-index="0" draw:style-name="gr1" draw:text-style-name="P1" svg:width="11.7008in" svg:height="3.5421in" svg:x="0.3437in" svg:y="89.1193in">
            <draw:object draw:notify-on-update-of-ranges="data04.G1:data04.G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25" calcext:value-type="float">
            <text:p>-1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1" calcext:value-type="float">
            <text:p>-10.1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3" calcext:value-type="float">
            <text:p>-9.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05" calcext:value-type="float">
            <text:p>-11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" calcext:value-type="float">
            <text:p>0.1</text:p>
          </table:table-cell>
          <table:table-cell office:value-type="float" office:value="-11.35" calcext:value-type="float">
            <text:p>-11.3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74" calcext:value-type="float">
            <text:p>-10.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06" calcext:value-type="float">
            <text:p>-11.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5" calcext:value-type="float">
            <text:p>-10.8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23" calcext:value-type="float">
            <text:p>-10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7" calcext:value-type="float">
            <text:p>-10.1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3" calcext:value-type="float">
            <text:p>0.003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65" calcext:value-type="float">
            <text:p>-10.6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1" calcext:value-type="float">
            <text:p>-10.4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71" calcext:value-type="float">
            <text:p>-10.7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98" calcext:value-type="float">
            <text:p>-9.9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93" calcext:value-type="float">
            <text:p>-10.9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3" calcext:value-type="float">
            <text:p>-10.4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11" calcext:value-type="float">
            <text:p>-9.1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6" calcext:value-type="float">
            <text:p>-10.3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93" calcext:value-type="float">
            <text:p>-10.9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06" calcext:value-type="float">
            <text:p>-10.0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87" calcext:value-type="float">
            <text:p>-7.8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67" calcext:value-type="float">
            <text:p>-9.6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8" calcext:value-type="float">
            <text:p>-8.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7" calcext:value-type="float">
            <text:p>-8.8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02" calcext:value-type="float">
            <text:p>-10.0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94" calcext:value-type="float">
            <text:p>-9.9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8" calcext:value-type="float">
            <text:p>-9.7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6" calcext:value-type="float">
            <text:p>-8.4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41" calcext:value-type="float">
            <text:p>-9.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3" calcext:value-type="float">
            <text:p>-8.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3" calcext:value-type="float">
            <text:p>-7.0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18" calcext:value-type="float">
            <text:p>-8.1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8" calcext:value-type="float">
            <text:p>-6.1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4" calcext:value-type="float">
            <text:p>-7.2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9" calcext:value-type="float">
            <text:p>-5.9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7" calcext:value-type="float">
            <text:p>-7.4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1" calcext:value-type="float">
            <text:p>-6.3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3" calcext:value-type="float">
            <text:p>-6.5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63" calcext:value-type="float">
            <text:p>-4.6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1" calcext:value-type="float">
            <text:p>-6.4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29" calcext:value-type="float">
            <text:p>-6.2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7" calcext:value-type="float">
            <text:p>-7.0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03" calcext:value-type="float">
            <text:p>-5.0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1" calcext:value-type="float">
            <text:p>-7.4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5" calcext:value-type="float">
            <text:p>-5.3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27" calcext:value-type="float">
            <text:p>-4.2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7" calcext:value-type="float">
            <text:p>-7.4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69" calcext:value-type="float">
            <text:p>-6.6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9" calcext:value-type="float">
            <text:p>-5.9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" calcext:value-type="float">
            <text:p>0.1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2" calcext:value-type="float">
            <text:p>-6.4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3" calcext:value-type="float">
            <text:p>-6.5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4" calcext:value-type="float">
            <text:p>-5.3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1" calcext:value-type="float">
            <text:p>-6.5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49" calcext:value-type="float">
            <text:p>-6.4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7" calcext:value-type="float">
            <text:p>-6.1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87" calcext:value-type="float">
            <text:p>-4.8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57" calcext:value-type="float">
            <text:p>-2.5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2" calcext:value-type="float">
            <text:p>-5.4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-4.16" calcext:value-type="float">
            <text:p>-4.1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7" calcext:value-type="float">
            <text:p>-3.9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-2.15" calcext:value-type="float">
            <text:p>-2.1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-4.22" calcext:value-type="float">
            <text:p>-4.2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6" calcext:value-type="float">
            <text:p>-6.66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" calcext:value-type="float">
            <text:p>0.1</text:p>
          </table:table-cell>
          <table:table-cell office:value-type="float" office:value="-3.23" calcext:value-type="float">
            <text:p>-3.2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3" calcext:value-type="float">
            <text:p>-6.1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91" calcext:value-type="float">
            <text:p>-3.9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7" calcext:value-type="float">
            <text:p>-3.67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-3.82" calcext:value-type="float">
            <text:p>-3.82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" calcext:value-type="float">
            <text:p>0.1</text:p>
          </table:table-cell>
          <table:table-cell office:value-type="float" office:value="-4.93" calcext:value-type="float">
            <text:p>-4.9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83" calcext:value-type="float">
            <text:p>-4.8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9" calcext:value-type="float">
            <text:p>-5.2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02" calcext:value-type="float">
            <text:p>-5.0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3.94" calcext:value-type="float">
            <text:p>-3.9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" calcext:value-type="float">
            <text:p>0.1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3" calcext:value-type="float">
            <text:p>-2.7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14" calcext:value-type="float">
            <text:p>-4.1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" calcext:value-type="float">
            <text:p>0.1</text:p>
          </table:table-cell>
          <table:table-cell office:value-type="float" office:value="-4.91" calcext:value-type="float">
            <text:p>-4.91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81" calcext:value-type="float">
            <text:p>-4.8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1" calcext:value-type="float">
            <text:p>-5.71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7" calcext:value-type="float">
            <text:p>-6.2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9" calcext:value-type="float">
            <text:p>-5.39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1" calcext:value-type="float">
            <text:p>0.1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" calcext:value-type="float">
            <text:p>0.1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1" calcext:value-type="float">
            <text:p>0.1</text:p>
          </table:table-cell>
          <table:table-cell office:value-type="float" office:value="-3.83" calcext:value-type="float">
            <text:p>-3.8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" calcext:value-type="float">
            <text:p>0.1</text:p>
          </table:table-cell>
          <table:table-cell office:value-type="float" office:value="-2.42" calcext:value-type="float">
            <text:p>-2.42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-4.51" calcext:value-type="float">
            <text:p>-4.5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3" calcext:value-type="float">
            <text:p>-5.73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.038</text:p>
          </table:table-cell>
          <table:table-cell office:value-type="float" office:value="0.1" calcext:value-type="float">
            <text:p>0.1</text:p>
          </table:table-cell>
          <table:table-cell office:value-type="float" office:value="-4.16" calcext:value-type="float">
            <text:p>-4.16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-3.16" calcext:value-type="float">
            <text:p>-3.16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69" calcext:value-type="float">
            <text:p>-4.69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" calcext:value-type="float">
            <text:p>0.1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" calcext:value-type="float">
            <text:p>0.1</text:p>
          </table:table-cell>
          <table:table-cell office:value-type="float" office:value="-3.23" calcext:value-type="float">
            <text:p>-3.2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77" calcext:value-type="float">
            <text:p>-4.7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" calcext:value-type="float">
            <text:p>0.1</text:p>
          </table:table-cell>
          <table:table-cell office:value-type="float" office:value="-1.74" calcext:value-type="float">
            <text:p>-1.7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4" calcext:value-type="float">
            <text:p>-2.74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" calcext:value-type="float">
            <text:p>0.1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" calcext:value-type="float">
            <text:p>0.1</text:p>
          </table:table-cell>
          <table:table-cell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" calcext:value-type="float">
            <text:p>0.1</text:p>
          </table:table-cell>
          <table:table-cell office:value-type="float" office:value="-2.68" calcext:value-type="float">
            <text:p>-2.6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1" calcext:value-type="float">
            <text:p>0.1</text:p>
          </table:table-cell>
          <table:table-cell office:value-type="float" office:value="-2.92" calcext:value-type="float">
            <text:p>-2.9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" calcext:value-type="float">
            <text:p>0.1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.01" calcext:value-type="float">
            <text:p>-3.0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-2.76" calcext:value-type="float">
            <text:p>-2.7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office:value-type="float" office:value="-4.41" calcext:value-type="float">
            <text:p>-4.41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3" calcext:value-type="float">
            <text:p>-1.83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" calcext:value-type="float">
            <text:p>0.1</text:p>
          </table:table-cell>
          <table:table-cell office:value-type="float" office:value="-2.15" calcext:value-type="float">
            <text:p>-2.1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2.99" calcext:value-type="float">
            <text:p>-2.9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3" calcext:value-type="float">
            <text:p>0.003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" calcext:value-type="float">
            <text:p>0.1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" calcext:value-type="float">
            <text:p>0.1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" calcext:value-type="float">
            <text:p>0.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3" calcext:value-type="float">
            <text:p>0.003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1" calcext:value-type="float">
            <text:p>0.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3" calcext:value-type="float">
            <text:p>0.003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" calcext:value-type="float">
            <text:p>0.003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-2.49" calcext:value-type="float">
            <text:p>-2.49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" calcext:value-type="float">
            <text:p>0.1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" calcext:value-type="float">
            <text:p>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" calcext:value-type="float">
            <text:p>0.1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0.003" calcext:value-type="float">
            <text:p>0.003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" calcext:value-type="float">
            <text:p>0.1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" calcext:value-type="float">
            <text:p>0.1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6.9" calcext:value-type="float">
            <text:p>6.9</text:p>
          </table:table-cell>
        </table:table-row>
      </table:table>
      <table:named-expressions/>
      <table:database-ranges>
        <table:database-range table:name="__Anonymous_Sheet_DB__0" table:target-range-address="data04.B1:data04.G50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20:51:15.626803513</dc:date>
    <meta:editing-duration>PT4M32S</meta:editing-duration>
    <meta:editing-cycles>3</meta:editing-cycles>
    <meta:generator>LibreOffice/6.4.7.2$Linux_X86_64 LibreOffice_project/40$Build-2</meta:generator>
    <meta:document-statistic meta:table-count="1" meta:cell-count="35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21cm" svg:height="8.998cm" xlink:href=".." xlink:type="simple" chart:class="chart:line" chart:style-name="ch1">
        <chart:legend chart:legend-position="end" svg:x="26.842cm" svg:y="4.2cm" style:legend-expansion="high" chart:style-name="ch2"/>
        <chart:plot-area chart:style-name="ch3" table:cell-range-address="data04.G1:data04.G500" svg:x="0.594cm" svg:y="0.179cm" svg:width="25.654cm" svg:height="8.64cm">
          <chartooo:coordinate-region svg:x="1.321cm" svg:y="0.378cm" svg:width="24.9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04.G1:data04.G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.25">
                <text:p>-10.25</text:p>
                <draw:g>
                  <svg:desc>data04.G1:data04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75">
                <text:p>-9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.11">
                <text:p>-1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83">
                <text:p>-9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.05">
                <text:p>-11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74">
                <text:p>-1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85">
                <text:p>-10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17">
                <text:p>-10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65">
                <text:p>-10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71">
                <text:p>-10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98">
                <text:p>-9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.93">
                <text:p>-1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.14">
                <text:p>-10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43">
                <text:p>-10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11">
                <text:p>-9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36">
                <text:p>-1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93">
                <text:p>-10.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06">
                <text:p>-1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87">
                <text:p>-7.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67">
                <text:p>-9.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58">
                <text:p>-8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87">
                <text:p>-8.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.02">
                <text:p>-1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.26">
                <text:p>-6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46">
                <text:p>-8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35">
                <text:p>-7.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.41">
                <text:p>-9.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.33">
                <text:p>-8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.18">
                <text:p>-8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47">
                <text:p>-7.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77">
                <text:p>-8.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31">
                <text:p>-5.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89">
                <text:p>-9.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41">
                <text:p>-6.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.41">
                <text:p>-7.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35">
                <text:p>-5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31">
                <text:p>-5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.47">
                <text:p>-7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42">
                <text:p>-6.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.51">
                <text:p>-6.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17">
                <text:p>-6.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87">
                <text:p>-4.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66">
                <text:p>-6.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13">
                <text:p>-6.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02">
                <text:p>-5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91">
                <text:p>-4.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.71">
                <text:p>-5.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.27">
                <text:p>-6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39">
                <text:p>-5.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4.51">
                <text:p>-4.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.43">
                <text:p>-2.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